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>
      <style:text-properties fo:language="hu" fo:country="HU" officeooo:rsid="0013eb0b" officeooo:paragraph-rsid="0013eb0b"/>
    </style:style>
    <style:style style:name="P2" style:family="paragraph" style:parent-style-name="Text_20_body">
      <style:paragraph-properties fo:break-before="page"/>
      <style:text-properties fo:language="hu" fo:country="HU" officeooo:rsid="0013eb0b" officeooo:paragraph-rsid="0013eb0b"/>
    </style:style>
    <style:style style:name="P3" style:family="paragraph" style:parent-style-name="Subtitle">
      <style:text-properties fo:language="hu" fo:country="HU"/>
    </style:style>
    <style:style style:name="P4" style:family="paragraph" style:parent-style-name="Heading_20_1">
      <style:paragraph-properties>
        <style:tab-stops>
          <style:tab-stop style:position="6.8126in" style:type="right"/>
        </style:tab-stops>
      </style:paragraph-properties>
      <style:text-properties fo:language="hu" fo:country="HU"/>
    </style:style>
    <style:style style:name="P5" style:family="paragraph" style:parent-style-name="Subtitle">
      <style:paragraph-properties fo:break-before="page"/>
      <style:text-properties fo:language="hu" fo:country="HU" officeooo:rsid="00156c18" officeooo:paragraph-rsid="00156c18"/>
    </style:style>
    <style:style style:name="P6" style:family="paragraph" style:parent-style-name="Heading_20_1">
      <style:text-properties officeooo:rsid="001726b5" officeooo:paragraph-rsid="001726b5"/>
    </style:style>
    <style:style style:name="P7" style:family="paragraph" style:parent-style-name="Text_20_body">
      <style:text-properties officeooo:paragraph-rsid="001726b5"/>
    </style:style>
    <style:style style:name="T1" style:family="text">
      <style:text-properties fo:language="hu" fo:country="HU"/>
    </style:style>
    <style:style style:name="T2" style:family="text">
      <style:text-properties fo:language="hu" fo:country="HU" officeooo:rsid="001726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wnHub Dokumentáció</text:p>
      <text:p text:style-name="P2"/>
      <text:p text:style-name="P3">Tartalomjegyzék</text:p>
      <text:h text:style-name="P4" text:outline-level="1">Tartalomjegyzék<text:tab/>2.</text:h>
      <text:h text:style-name="P4" text:outline-level="1">Bevezetés <text:tab/>3.</text:h>
      <text:p text:style-name="P5">Bevezetés</text:p>
      <text:h text:style-name="P6" text:outline-level="1">A<text:span text:style-name="T1"> projekt témája, témaválasztás</text:span></text:h>
      <text:p text:style-name="P7"><text:span text:style-name="T2">Projektünknek egy életserű és életképes ötletet akartunk választani. Még tavaly kezdtünk el dolgozni egy zálogházmenedzsment-projekten, amelynek alapötlete a nyár során forrta ki magát a PawnHub zálogházmenedzsment és adok-veszek oldallá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4T08:32:45.101000000</meta:creation-date>
    <dc:date>2025-03-24T09:57:15.857000000</dc:date>
    <meta:editing-duration>PT14M27S</meta:editing-duration>
    <meta:editing-cycles>1</meta:editing-cycles>
    <meta:document-statistic meta:table-count="0" meta:image-count="0" meta:object-count="0" meta:page-count="3" meta:paragraph-count="7" meta:word-count="41" meta:character-count="344" meta:non-whitespace-character-count="309"/>
    <meta:generator>LibreOffice/24.8.2.1$Windows_x86 LibreOffice_project/0f794b6e29741098670a3b95d60478a65d05ef13</meta:generator>
  </office:meta>
</office:document-meta>
</file>